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ache L2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lops</text:p>
          </table:table-cell>
        </table:table-row>
        <table:table-row table:style-name="ro1">
          <table:table-cell office:value-type="string" calcext:value-type="string">
            <text:p>СКИФ Cyberia</text:p>
          </table:table-cell>
          <table:table-cell office:value-type="float" office:value="5150" calcext:value-type="float">
            <text:p>5150</text:p>
          </table:table-cell>
          <table:table-cell/>
          <table:table-cell office:value-type="float" office:value="1.882" calcext:value-type="float">
            <text:p>1.882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string" calcext:value-type="string">
            <text:p>E5450</text:p>
          </table:table-cell>
          <table:table-cell/>
          <table:table-cell office:value-type="float" office:value="0.878" calcext:value-type="float">
            <text:p>0.878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СКИФМГУ</text:p>
          </table:table-cell>
          <table:table-cell office:value-type="string" calcext:value-type="string">
            <text:p>Xeon E5472</text:p>
          </table:table-cell>
          <table:table-cell office:value-type="float" office:value="6144" calcext:value-type="float">
            <text:p>6144</text:p>
          </table:table-cell>
          <table:table-cell office:value-type="float" office:value="0.423" calcext:value-type="float">
            <text:p>0.423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string" calcext:value-type="string">
            <text:p>НГУ</text:p>
          </table:table-cell>
          <table:table-cell office:value-type="float" office:value="5355" calcext:value-type="float">
            <text:p>5355</text:p>
          </table:table-cell>
          <table:table-cell office:value-type="float" office:value="4096" calcext:value-type="float">
            <text:p>4096</text:p>
          </table:table-cell>
          <table:table-cell office:value-type="float" office:value="1.196" calcext:value-type="float">
            <text:p>1.196</text:p>
          </table:table-cell>
          <table:table-cell office:value-type="float" office:value="3.68" calcext:value-type="float">
            <text:p>3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4:20:32.743884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3:58:21.321718151</meta:creation-date>
    <dc:date>2019-03-31T14:49:11.971471501</dc:date>
    <meta:editing-duration>PT35M59S</meta:editing-duration>
    <meta:editing-cycles>3</meta:editing-cycles>
    <meta:generator>LibreOffice/5.1.6.2$Linux_X86_64 LibreOffice_project/10m0$Build-2</meta:generator>
    <meta:document-statistic meta:table-count="1" meta:cell-count="21" meta:object-count="0"/>
  </office:meta>
</office:document-meta>
</file>